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5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85cm" fo:min-width="0cm"/>
    </style:style>
    <style:style style:name="gr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5cm" fo:min-width="0cm"/>
    </style:style>
    <style:style style:name="gr7" style:family="graphic" style:parent-style-name="objectwithoutfill">
      <style:graphic-properties draw:stroke="dash" draw:stroke-dash="Fine_20_Dashed" draw:marker-start="Arrow" draw:marker-end="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5cm" fo:min-width="0cm"/>
    </style:style>
    <style:style style:name="gr9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10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5cm" fo:min-width="0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cm" fo:min-width="0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7.15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gr16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18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19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3.75cm" fo:min-width="0cm"/>
    </style:style>
    <style:style style:name="gr21" style:family="graphic" style:parent-style-name="objectwithoutfill">
      <style:graphic-properties svg:stroke-color="#000000" draw:marker-start="Arrow" draw:marker-end="" draw:marker-end-width="0.2cm" draw:fill="none" draw:textarea-vertical-align="middle"/>
    </style:style>
    <style:style style:name="gr22" style:family="graphic" style:parent-style-name="objectwithoutfill" style:list-style-name="L1">
      <style:graphic-properties svg:stroke-color="#000000" draw:marker-end="Arrow" draw:marker-end-width="0.2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2.95cm" fo:min-width="0cm"/>
    </style:style>
    <style:style style:name="gr24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25" style:family="graphic" style:parent-style-name="objectwithoutfill">
      <style:graphic-properties draw:stroke="dash" draw:stroke-dash="Fine_20_Dashed" svg:stroke-color="#000000" draw:marker-start="" draw:marker-end="Arrow" draw:marker-end-width="0.2cm" draw:fill="none" draw:textarea-vertical-align="middle"/>
    </style:style>
    <style:style style:name="gr26" style:family="graphic" style:parent-style-name="objectwithoutfill" style:list-style-name="L1">
      <style:graphic-properties svg:stroke-color="#000000" draw:marker-start="Arrow" draw:marker-end="" draw:marker-end-width="0.2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9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solid" draw:fill-color="#ffffff"/>
      <style:paragraph-properties fo:text-align="center"/>
      <style:text-properties fo:font-size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9" style:family="paragraph">
      <style:paragraph-properties fo:text-align="center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0.5pt" style:font-size-asian="20pt" style:font-size-complex="20pt"/>
    </style:style>
    <style:style style:name="T5" style:family="text">
      <style:text-properties fo:font-size="10pt"/>
    </style:style>
    <style:style style:name="T6" style:family="text">
      <style:text-properties fo:font-size="9pt" style:font-size-asian="16pt" style:font-size-complex="16pt"/>
    </style:style>
    <style:style style:name="T7" style:family="text">
      <style:text-properties fo:font-size="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1cm" svg:y="2.4cm">
          <text:p text:style-name="P1"><text:span text:style-name="T1">ConC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1cm" svg:x="1cm" svg:y="2.4cm">
          <text:p text:style-name="P1"><text:span text:style-name="T1">Proz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1cm" svg:x="13cm" svg:y="2.4cm">
          <text:p text:style-name="P1"><text:span text:style-name="T2">FRA </text:span></text:p>
          <text:p text:style-name="P1"><text:span text:style-name="T2">Kernel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1cm" svg:x="9cm" svg:y="2.4cm">
          <text:p text:style-name="P1"><text:span text:style-name="T2">FRA </text:span></text:p>
          <text:p text:style-name="P1"><text:span text:style-name="T2">Middle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1cm" svg:x="5cm" svg:y="2.4cm">
          <text:p text:style-name="P1"><text:span text:style-name="T1">FRA Bibliothe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cm" svg:height="1cm" svg:x="17cm" svg:y="2.4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.5cm" svg:y1="3.4cm" svg:x2="2.5cm" svg:y2="14.9cm">
          <text:p/>
        </draw:line>
        <draw:line draw:style-name="gr3" draw:text-style-name="P4" draw:layer="layout" svg:x1="18.5cm" svg:y1="3.4cm" svg:x2="18.5cm" svg:y2="14.9cm">
          <text:p/>
        </draw:line>
        <draw:line draw:style-name="gr3" draw:text-style-name="P4" draw:layer="layout" svg:x1="14.5cm" svg:y1="3.4cm" svg:x2="14.5cm" svg:y2="14.9cm">
          <text:p/>
        </draw:line>
        <draw:line draw:style-name="gr3" draw:text-style-name="P4" draw:layer="layout" svg:x1="10.5cm" svg:y1="3.4cm" svg:x2="10.5cm" svg:y2="14.9cm">
          <text:p/>
        </draw:line>
        <draw:line draw:style-name="gr3" draw:text-style-name="P4" draw:layer="layout" svg:x1="6.5cm" svg:y1="3.4cm" svg:x2="6.5cm" svg:y2="14.9cm">
          <text:p/>
        </draw:line>
        <draw:custom-shape draw:style-name="gr4" draw:text-style-name="P3" draw:layer="layout" svg:width="0.4cm" svg:height="10.1cm" svg:x="2.3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.7cm" svg:y1="5cm" svg:x2="10.3cm" svg:y2="5cm">
          <text:p text:style-name="P1"><text:span text:style-name="T3">fra_init(&amp;handle, name, backend, ...) </text:span><text:span text:style-name="T4"><text:s text:c="16"/></text:span></text:p>
          <text:p text:style-name="P1"><text:span text:style-name="T5"/></text:p>
        </draw:line>
        <draw:custom-shape draw:style-name="gr6" draw:text-style-name="P6" draw:layer="layout" svg:width="0.4cm" svg:height="2.9cm" svg:x="10.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2.7cm" svg:y1="7.9cm" svg:x2="10.3cm" svg:y2="7.9cm">
          <text:p/>
        </draw:line>
        <draw:custom-shape draw:style-name="gr8" draw:text-style-name="P6" draw:layer="layout" svg:width="0.4cm" svg:height="2.4cm" svg:x="14.3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0.7cm" svg:y1="5.2cm" svg:x2="14.3cm" svg:y2="5.2cm">
          <text:p text:style-name="P1"><text:span text:style-name="T5">fra_kernel_open()</text:span></text:p>
          <text:p text:style-name="P1"><text:span text:style-name="T5"/></text:p>
        </draw:line>
        <draw:line draw:style-name="gr9" draw:text-style-name="P8" draw:layer="layout" svg:x1="10.7cm" svg:y1="5.6cm" svg:x2="14.3cm" svg:y2="5.6cm">
          <text:p text:style-name="P7"><text:span text:style-name="T5">*xbar</text:span></text:p>
          <text:p text:style-name="P1"><text:span text:style-name="T5"/></text:p>
        </draw:line>
        <draw:line draw:style-name="gr5" draw:text-style-name="P5" draw:layer="layout" svg:x1="10.7cm" svg:y1="6.3cm" svg:x2="14.3cm" svg:y2="6.3cm">
          <text:p text:style-name="P1"><text:span text:style-name="T5">fra_test_hello</text:span></text:p>
          <text:p text:style-name="P1"><text:span text:style-name="T5"/></text:p>
        </draw:line>
        <draw:line draw:style-name="gr7" draw:text-style-name="P5" draw:layer="layout" svg:x1="10.7cm" svg:y1="6.5cm" svg:x2="14.3cm" svg:y2="6.5cm">
          <text:p/>
        </draw:line>
        <draw:line draw:style-name="gr5" draw:text-style-name="P5" draw:layer="layout" svg:x1="10.7cm" svg:y1="7.1cm" svg:x2="14.3cm" svg:y2="7.1cm">
          <text:p text:style-name="P1"><text:span text:style-name="T5">fra_test_get_id</text:span></text:p>
          <text:p text:style-name="P1"><text:span text:style-name="T5"/></text:p>
        </draw:line>
        <draw:line draw:style-name="gr10" draw:text-style-name="P8" draw:layer="layout" svg:x1="10.7cm" svg:y1="7.6cm" svg:x2="14.3cm" svg:y2="7.6cm">
          <text:p text:style-name="P7"><text:span text:style-name="T5">„</text:span><text:span text:style-name="T5">xbar“, „xbar“</text:span></text:p>
          <text:p text:style-name="P1"><text:span text:style-name="T5"/></text:p>
        </draw:line>
        <draw:line draw:style-name="gr5" draw:text-style-name="P5" draw:layer="layout" svg:x1="14.7cm" svg:y1="6.5cm" svg:x2="18.5cm" svg:y2="6.5cm">
          <text:p text:style-name="P1"><text:span text:style-name="T5">ioctl()</text:span></text:p>
          <text:p text:style-name="P1"><text:span text:style-name="T5"/></text:p>
          <text:p text:style-name="P1"><text:span text:style-name="T5"/></text:p>
        </draw:line>
        <draw:custom-shape draw:style-name="gr11" draw:text-style-name="P6" draw:layer="layout" svg:width="0.4cm" svg:height="1.8cm" svg:x="6.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.7cm" svg:y1="9.4cm" svg:x2="6.3cm" svg:y2="9.4cm">
          <text:p text:style-name="P1"><text:span text:style-name="T5">fra_xbar(&amp;handle,...)</text:span></text:p>
          <text:p text:style-name="P1"><text:span text:style-name="T5"/></text:p>
        </draw:line>
        <draw:custom-shape draw:style-name="gr12" draw:text-style-name="P6" draw:layer="layout" svg:width="0.4cm" svg:height="1.3cm" svg:x="10.3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6.7cm" svg:y1="9.6cm" svg:x2="10.3cm" svg:y2="9.6cm">
          <text:p text:style-name="P1"><text:span text:style-name="T6">fra_set_reg(&amp;handle,...)</text:span></text:p>
          <text:p text:style-name="P1"><text:span text:style-name="T5"/></text:p>
        </draw:line>
        <draw:line draw:style-name="gr5" draw:text-style-name="P5" draw:layer="layout" svg:x1="10.7cm" svg:y1="9.8cm" svg:x2="14.3cm" svg:y2="9.8cm">
          <text:p text:style-name="P1"><text:span text:style-name="T7">fra_set_kernel_reg</text:span></text:p>
          <text:p text:style-name="P1"><text:span text:style-name="T7">(&amp;handle, …)</text:span></text:p>
          <text:p text:style-name="P1"><text:span text:style-name="T7"/></text:p>
          <text:p text:style-name="P1"><text:span text:style-name="T5"/></text:p>
        </draw:line>
        <draw:line draw:style-name="gr5" draw:text-style-name="P5" draw:layer="layout" svg:x1="14.7cm" svg:y1="10cm" svg:x2="18.5cm" svg:y2="10cm">
          <text:p text:style-name="P1"><text:span text:style-name="T5">ioctl()</text:span></text:p>
          <text:p text:style-name="P1"><text:span text:style-name="T5"/></text:p>
          <text:p text:style-name="P1"><text:span text:style-name="T5"/></text:p>
        </draw:line>
        <draw:line draw:style-name="gr7" draw:text-style-name="P5" draw:layer="layout" svg:x1="10.7cm" svg:y1="10.6cm" svg:x2="14.3cm" svg:y2="10.6cm">
          <text:p/>
        </draw:line>
        <draw:custom-shape draw:style-name="gr13" draw:text-style-name="P6" draw:layer="layout" svg:width="0.4cm" svg:height="0.8cm" svg:x="14.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6.7cm" svg:y1="10.9cm" svg:x2="10.3cm" svg:y2="10.9cm">
          <text:p/>
        </draw:line>
        <draw:line draw:style-name="gr7" draw:text-style-name="P5" draw:layer="layout" svg:x1="2.7cm" svg:y1="11.2cm" svg:x2="6.3cm" svg:y2="11.2cm">
          <text:p/>
        </draw:line>
        <draw:line draw:style-name="gr5" draw:text-style-name="P5" draw:layer="layout" svg:x1="14.7cm" svg:y1="5.4cm" svg:x2="18.5cm" svg:y2="5.4cm">
          <text:p text:style-name="P1"><text:span text:style-name="T5">open()</text:span></text:p>
          <text:p text:style-name="P1"><text:span text:style-name="T5"/></text:p>
          <text:p text:style-name="P1"><text:span text:style-name="T5"/></text:p>
        </draw:line>
        <draw:custom-shape draw:style-name="gr11" draw:text-style-name="P6" draw:layer="layout" svg:width="0.4cm" svg:height="1.8cm" svg:x="6.3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4.7cm" svg:y1="7.386cm" svg:x2="18.5cm" svg:y2="7.386cm">
          <text:p text:style-name="P1"><text:span text:style-name="T5">ioctl()</text:span></text:p>
          <text:p text:style-name="P1"><text:span text:style-name="T5"/></text:p>
          <text:p text:style-name="P1"><text:span text:style-name="T5"/></text:p>
        </draw:line>
        <draw:line draw:style-name="gr5" draw:text-style-name="P5" draw:layer="layout" svg:x1="2.7cm" svg:y1="12.688cm" svg:x2="10.3cm" svg:y2="12.688cm">
          <text:p text:style-name="P1"><text:span text:style-name="T3">fra_close(&amp;handle) <text:s text:c="31"/></text:span><text:span text:style-name="T4"><text:s text:c="9"/></text:span></text:p>
          <text:p text:style-name="P1"><text:span text:style-name="T5"/></text:p>
        </draw:line>
        <draw:line draw:style-name="gr7" draw:text-style-name="P5" draw:layer="layout" svg:x1="2.7cm" svg:y1="13.988cm" svg:x2="10.3cm" svg:y2="13.988cm">
          <text:p/>
        </draw:line>
        <draw:line draw:style-name="gr5" draw:text-style-name="P5" draw:layer="layout" svg:x1="10.7cm" svg:y1="12.888cm" svg:x2="14.3cm" svg:y2="12.888cm">
          <text:p text:style-name="P1"><text:span text:style-name="T5">fra_kernel_close()</text:span></text:p>
          <text:p text:style-name="P1"><text:span text:style-name="T5"/></text:p>
        </draw:line>
        <draw:line draw:style-name="gr7" draw:text-style-name="P5" draw:layer="layout" svg:x1="10.7cm" svg:y1="13.688cm" svg:x2="14.3cm" svg:y2="13.688cm">
          <text:p/>
        </draw:line>
        <draw:line draw:style-name="gr5" draw:text-style-name="P5" draw:layer="layout" svg:x1="14.7cm" svg:y1="13.088cm" svg:x2="18.5cm" svg:y2="13.088cm">
          <text:p text:style-name="P1"><text:span text:style-name="T5">close()</text:span></text:p>
          <text:p text:style-name="P1"><text:span text:style-name="T5"/></text:p>
          <text:p text:style-name="P1"><text:span text:style-name="T5"/></text:p>
        </draw:line>
        <draw:custom-shape draw:style-name="gr13" draw:text-style-name="P6" draw:layer="layout" svg:width="0.4cm" svg:height="0.8cm" svg:x="14.3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4cm" svg:height="1.3cm" svg:x="10.3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3cm" svg:height="1cm" svg:x="1cm" svg:y="1cm">
          <text:p text:style-name="P1"><text:span text:style-name="T1">ConC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cm" svg:y="1cm">
          <text:p text:style-name="P1"><text:span text:style-name="T1">ConC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cm" svg:y="1cm">
          <text:p text:style-name="P1"><text:span text:style-name="T1">FRA</text:span><text:span text:style-name="T1"><text:line-break/></text:span><text:span text:style-name="T1">Coordin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cm" svg:y="1cm">
          <text:p text:style-name="P1"><text:span text:style-name="T1">Sca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5cm" svg:y="1cm">
          <text:p text:style-name="P1"><text:span text:style-name="T1">XB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cm" svg:y="1cm">
          <text:p text:style-name="P1"><text:span text:style-name="T1">HW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5cm" svg:y1="2cm" svg:x2="2.5cm" svg:y2="16cm">
          <text:p/>
        </draw:line>
        <draw:line draw:style-name="gr3" draw:text-style-name="P4" draw:layer="layout" svg:x1="18.5cm" svg:y1="2cm" svg:x2="18.5cm" svg:y2="16cm">
          <text:p/>
        </draw:line>
        <draw:line draw:style-name="gr3" draw:text-style-name="P4" draw:layer="layout" svg:x1="14.5cm" svg:y1="2cm" svg:x2="14.5cm" svg:y2="16cm">
          <text:p/>
        </draw:line>
        <draw:line draw:style-name="gr3" draw:text-style-name="P4" draw:layer="layout" svg:x1="10.5cm" svg:y1="2cm" svg:x2="10.5cm" svg:y2="16cm">
          <text:p/>
        </draw:line>
        <draw:line draw:style-name="gr3" draw:text-style-name="P4" draw:layer="layout" svg:x1="6.5cm" svg:y1="2cm" svg:x2="6.5cm" svg:y2="16cm">
          <text:p/>
        </draw:line>
        <draw:custom-shape draw:style-name="gr14" draw:text-style-name="P2" draw:layer="layout" svg:width="0.4cm" svg:height="7.4cm" svg:x="2.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4cm" svg:height="1.4cm" svg:x="6.3cm" svg:y="3.3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6.7cm" svg:y1="3.6cm" svg:x2="14.3cm" svg:y2="3.6cm">
          <text:p text:style-name="P7"><text:span text:style-name="T5">trans_start(tid)</text:span></text:p>
          <text:p text:style-name="P1"><text:span text:style-name="T5"/></text:p>
        </draw:line>
        <draw:custom-shape draw:style-name="gr17" draw:text-style-name="P9" draw:layer="layout" svg:width="0.4cm" svg:height="0.8cm" svg:x="14.3cm" svg:y="3.6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6.7cm" svg:y1="4.4cm" svg:x2="14.3cm" svg:y2="4.4cm">
          <text:p/>
        </draw:line>
        <draw:line draw:style-name="gr7" draw:text-style-name="P5" draw:layer="layout" svg:x1="2.7cm" svg:y1="4.7cm" svg:x2="6.3cm" svg:y2="4.7cm">
          <text:p/>
        </draw:line>
        <draw:line draw:style-name="gr5" draw:text-style-name="P5" draw:layer="layout" svg:x1="2.7cm" svg:y1="5.3cm" svg:x2="6.3cm" svg:y2="5.3cm">
          <text:p text:style-name="P1"><text:span text:style-name="T5">set_route(1to2, tid)</text:span></text:p>
          <text:p text:style-name="P1"><text:span text:style-name="T5"/></text:p>
        </draw:line>
        <draw:custom-shape draw:style-name="gr15" draw:text-style-name="P9" draw:layer="layout" svg:width="0.4cm" svg:height="1.4cm" svg:x="6.3cm" svg:y="5.3cm">
          <text:p/>
          <draw:enhanced-geometry svg:viewBox="0 0 21600 21600" draw:type="rectangle" draw:enhanced-path="M 0 0 L 21600 0 21600 21600 0 21600 0 0 Z N"/>
        </draw:custom-shape>
        <draw:line draw:style-name="gr18" draw:text-style-name="P8" draw:layer="layout" svg:x1="6.7cm" svg:y1="5.6cm" svg:x2="14.3cm" svg:y2="5.6cm">
          <text:p text:style-name="P7"><text:span text:style-name="T5">trans_add(…, tid)</text:span></text:p>
          <text:p text:style-name="P1"><text:span text:style-name="T5"/></text:p>
        </draw:line>
        <draw:custom-shape draw:style-name="gr17" draw:text-style-name="P9" draw:layer="layout" svg:width="0.4cm" svg:height="0.8cm" svg:x="14.3cm" svg:y="5.6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6.7cm" svg:y1="6.4cm" svg:x2="14.3cm" svg:y2="6.4cm">
          <text:p/>
        </draw:line>
        <draw:line draw:style-name="gr7" draw:text-style-name="P5" draw:layer="layout" svg:x1="2.7cm" svg:y1="6.7cm" svg:x2="6.3cm" svg:y2="6.7cm">
          <text:p/>
        </draw:line>
        <draw:line draw:style-name="gr5" draw:text-style-name="P5" draw:layer="layout" svg:x1="2.7cm" svg:y1="7.3cm" svg:x2="10.3cm" svg:y2="7.3cm">
          <text:p text:style-name="P1"><text:span text:style-name="T5">set_ratio(1:2, tid)</text:span></text:p>
          <text:p text:style-name="P1"><text:span text:style-name="T5"/></text:p>
        </draw:line>
        <draw:custom-shape draw:style-name="gr15" draw:text-style-name="P9" draw:layer="layout" svg:width="0.4cm" svg:height="1.4cm" svg:x="10.3cm" svg:y="7.3cm">
          <text:p/>
          <draw:enhanced-geometry svg:viewBox="0 0 21600 21600" draw:type="rectangle" draw:enhanced-path="M 0 0 L 21600 0 21600 21600 0 21600 0 0 Z N"/>
        </draw:custom-shape>
        <draw:line draw:style-name="gr19" draw:text-style-name="P8" draw:layer="layout" svg:x1="10.7cm" svg:y1="7.6cm" svg:x2="14.3cm" svg:y2="7.6cm">
          <text:p text:style-name="P7"><text:span text:style-name="T5">trans_add(…, tid)</text:span></text:p>
          <text:p text:style-name="P1"><text:span text:style-name="T5"/></text:p>
        </draw:line>
        <draw:custom-shape draw:style-name="gr17" draw:text-style-name="P9" draw:layer="layout" svg:width="0.4cm" svg:height="0.8cm" svg:x="14.3cm" svg:y="7.6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7cm" svg:y1="8.4cm" svg:x2="14.3cm" svg:y2="8.4cm">
          <text:p/>
        </draw:line>
        <draw:line draw:style-name="gr7" draw:text-style-name="P5" draw:layer="layout" svg:x1="2.7cm" svg:y1="8.7cm" svg:x2="10.3cm" svg:y2="8.7cm">
          <text:p/>
        </draw:line>
        <draw:line draw:style-name="gr5" draw:text-style-name="P5" draw:layer="layout" svg:x1="2.7cm" svg:y1="9.3cm" svg:x2="6.3cm" svg:y2="9.3cm">
          <text:p text:style-name="P1"><text:span text:style-name="T5">tarns_exec_on_irq(tid)</text:span></text:p>
          <text:p text:style-name="P1"><text:span text:style-name="T5"/></text:p>
        </draw:line>
        <draw:line draw:style-name="gr7" draw:text-style-name="P5" draw:layer="layout" svg:x1="2.7cm" svg:y1="10.1cm" svg:x2="6.3cm" svg:y2="10.1cm">
          <text:p/>
        </draw:line>
        <draw:custom-shape draw:style-name="gr20" draw:text-style-name="P9" draw:layer="layout" svg:width="0.4cm" svg:height="4cm" svg:x="6.3cm" svg:y="11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4cm" svg:height="0.8cm" svg:x="6.3cm" svg:y="9.3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6.7cm" svg:y1="11.3cm" svg:x2="18.5cm" svg:y2="11.3cm">
          <text:p text:style-name="P1"><text:span text:style-name="T5">IRQ</text:span></text:p>
          <text:p text:style-name="P1"><text:span text:style-name="T5"/></text:p>
        </draw:line>
        <draw:line draw:style-name="gr22" draw:text-style-name="P8" draw:layer="layout" svg:x1="6.7cm" svg:y1="11.8cm" svg:x2="14.3cm" svg:y2="11.8cm">
          <text:p text:style-name="P7"><text:span text:style-name="T5">trans_exec(tid)</text:span></text:p>
          <text:p text:style-name="P1"><text:span text:style-name="T5"/></text:p>
        </draw:line>
        <draw:custom-shape draw:style-name="gr23" draw:text-style-name="P9" draw:layer="layout" svg:width="0.4cm" svg:height="3.2cm" svg:x="14.3cm" svg:y="11.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6.7cm" svg:y1="15cm" svg:x2="14.3cm" svg:y2="15cm">
          <text:p/>
        </draw:line>
        <draw:custom-shape draw:style-name="gr17" draw:text-style-name="P9" draw:layer="layout" svg:width="0.4cm" svg:height="0.8cm" svg:x="6.5cm" svg:y="12.3cm">
          <text:p/>
          <draw:enhanced-geometry svg:viewBox="0 0 21600 21600" draw:type="rectangle" draw:enhanced-path="M 0 0 L 21600 0 21600 21600 0 21600 0 0 Z N"/>
        </draw:custom-shape>
        <draw:line draw:style-name="gr24" draw:text-style-name="P8" draw:layer="layout" svg:x1="6.9cm" svg:y1="12.3cm" svg:x2="14.3cm" svg:y2="12.3cm">
          <text:p text:style-name="P7"><text:span text:style-name="T5">exec(...)</text:span></text:p>
          <text:p text:style-name="P1"><text:span text:style-name="T5"/></text:p>
        </draw:line>
        <draw:line draw:style-name="gr25" draw:text-style-name="P5" draw:layer="layout" svg:x1="6.9cm" svg:y1="13.1cm" svg:x2="14.3cm" svg:y2="13.1cm">
          <text:p/>
        </draw:line>
        <draw:line draw:style-name="gr26" draw:text-style-name="P8" draw:layer="layout" svg:x1="10.7cm" svg:y1="13.5cm" svg:x2="14.3cm" svg:y2="13.5cm">
          <text:p text:style-name="P7"><text:span text:style-name="T5">exec(...)</text:span></text:p>
          <text:p text:style-name="P1"><text:span text:style-name="T5"/></text:p>
        </draw:line>
        <draw:line draw:style-name="gr25" draw:text-style-name="P5" draw:layer="layout" svg:x1="10.7cm" svg:y1="14.7cm" svg:x2="14.3cm" svg:y2="14.7cm">
          <text:p/>
        </draw:line>
        <draw:custom-shape draw:style-name="gr27" draw:text-style-name="P9" draw:layer="layout" svg:width="0.4cm" svg:height="1.2cm" svg:x="10.3cm" svg:y="13.5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9cm" svg:y1="12.7cm" svg:x2="18.5cm" svg:y2="12.7cm">
          <text:p text:style-name="P1"><text:span text:style-name="T5">reg write</text:span></text:p>
          <text:p text:style-name="P1"><text:span text:style-name="T5"/></text:p>
        </draw:line>
        <draw:line draw:style-name="gr5" draw:text-style-name="P5" draw:layer="layout" svg:x1="10.7cm" svg:y1="13.9cm" svg:x2="18.5cm" svg:y2="13.9cm">
          <text:p text:style-name="P1"><text:span text:style-name="T5">reg write</text:span></text:p>
          <text:p text:style-name="P1"><text:span text:style-name="T5"/></text:p>
        </draw:line>
        <draw:line draw:style-name="gr5" draw:text-style-name="P5" draw:layer="layout" svg:x1="10.7cm" svg:y1="14.3cm" svg:x2="18.5cm" svg:y2="14.3cm">
          <text:p text:style-name="P1"><text:span text:style-name="T5">reg write</text:span></text:p>
          <text:p text:style-name="P1"><text:span text:style-name="T5"/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46" draw:fill-image-name="Bitmap_20_1" draw:textarea-horizontal-align="center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6:33:04.729030851</meta:creation-date>
    <dc:date>2020-01-10T13:24:45.768000000</dc:date>
    <meta:editing-duration>PT1H46M55S</meta:editing-duration>
    <meta:editing-cycles>20</meta:editing-cycles>
    <meta:generator>LibreOffice/6.3.2.2$Windows_X86_64 LibreOffice_project/98b30e735bda24bc04ab42594c85f7fd8be07b9c</meta:generator>
    <meta:print-date>2019-11-29T10:42:54.777000000</meta:print-date>
    <meta:document-statistic meta:object-count="89"/>
  </office:meta>
</office:document-meta>
</file>